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Arial4"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style:text-properties officeooo:rsid="001721cd" officeooo:paragraph-rsid="001721cd"/>
    </style:style>
    <style:style style:name="P5" style:family="paragraph" style:parent-style-name="Standard">
      <style:paragraph-properties fo:margin-top="0in" fo:margin-bottom="0in" loext:contextual-spacing="false"/>
      <style:text-properties fo:font-weight="bold" officeooo:rsid="001721cd" officeooo:paragraph-rsid="001721cd" style:font-weight-asian="bold" style:font-weight-complex="bold"/>
    </style:style>
    <style:style style:name="P6" style:family="paragraph" style:parent-style-name="Standard">
      <style:paragraph-properties fo:margin-top="0in" fo:margin-bottom="0in" loext:contextual-spacing="false"/>
      <style:text-properties fo:font-weight="bold" officeooo:rsid="00197281" officeooo:paragraph-rsid="00197281" style:font-weight-asian="bold" style:font-weight-complex="bold"/>
    </style:style>
    <style:style style:name="P7" style:family="paragraph" style:parent-style-name="Standard">
      <style:paragraph-properties fo:margin-top="0in" fo:margin-bottom="0in" loext:contextual-spacing="false"/>
      <style:text-properties fo:font-weight="bold" officeooo:rsid="0022f3b7" officeooo:paragraph-rsid="0022f3b7" style:font-weight-asian="bold" style:font-weight-complex="bold"/>
    </style:style>
    <style:style style:name="P8" style:family="paragraph" style:parent-style-name="Standard">
      <style:paragraph-properties fo:margin-top="0in" fo:margin-bottom="0in" loext:contextual-spacing="false"/>
      <style:text-properties fo:font-weight="bold" officeooo:rsid="0025042e" officeooo:paragraph-rsid="0025042e" style:font-weight-asian="bold" style:font-weight-complex="bold"/>
    </style:style>
    <style:style style:name="P9" style:family="paragraph" style:parent-style-name="Standard">
      <style:paragraph-properties fo:margin-top="0in" fo:margin-bottom="0in" loext:contextual-spacing="false"/>
      <style:text-properties fo:font-weight="normal" officeooo:rsid="001721cd" officeooo:paragraph-rsid="001721cd" style:font-weight-asian="normal" style:font-weight-complex="normal"/>
    </style:style>
    <style:style style:name="P10" style:family="paragraph" style:parent-style-name="Standard">
      <style:paragraph-properties fo:margin-top="0in" fo:margin-bottom="0in" loext:contextual-spacing="false"/>
      <style:text-properties fo:font-weight="normal" officeooo:rsid="001896ea" officeooo:paragraph-rsid="001896ea" style:font-weight-asian="normal" style:font-weight-complex="normal"/>
    </style:style>
    <style:style style:name="P11" style:family="paragraph" style:parent-style-name="Standard">
      <style:paragraph-properties fo:margin-top="0in" fo:margin-bottom="0in" loext:contextual-spacing="false"/>
      <style:text-properties fo:font-weight="normal" officeooo:rsid="0022f3b7" officeooo:paragraph-rsid="0022f3b7" style:font-weight-asian="normal" style:font-weight-complex="normal"/>
    </style:style>
    <style:style style:name="P12" style:family="paragraph" style:parent-style-name="Standard">
      <style:paragraph-properties fo:margin-top="0in" fo:margin-bottom="0in" loext:contextual-spacing="false"/>
      <style:text-properties fo:font-weight="normal" officeooo:rsid="0024fc79" officeooo:paragraph-rsid="0024fc79" style:font-weight-asian="normal" style:font-weight-complex="normal"/>
    </style:style>
    <style:style style:name="P13" style:family="paragraph" style:parent-style-name="Standard">
      <style:paragraph-properties fo:margin-top="0in" fo:margin-bottom="0in" loext:contextual-spacing="false"/>
      <style:text-properties fo:font-weight="normal" officeooo:rsid="0025042e" officeooo:paragraph-rsid="0025042e" style:font-weight-asian="normal" style:font-weight-complex="normal"/>
    </style:style>
    <style:style style:name="P14" style:family="paragraph" style:parent-style-name="Standard">
      <style:paragraph-properties fo:margin-top="0in" fo:margin-bottom="0in" loext:contextual-spacing="false"/>
      <style:text-properties officeooo:rsid="00197281" officeooo:paragraph-rsid="00197281"/>
    </style:style>
    <style:style style:name="P15" style:family="paragraph" style:parent-style-name="Standard">
      <style:paragraph-properties fo:margin-top="0in" fo:margin-bottom="0in" loext:contextual-spacing="false"/>
      <style:text-properties fo:font-size="14pt" fo:font-weight="bold" officeooo:rsid="001721cd" officeooo:paragraph-rsid="001721cd" style:font-size-asian="14pt" style:font-weight-asian="bold" style:font-size-complex="14pt" style:font-weight-complex="bold"/>
    </style:style>
    <style:style style:name="P16" style:family="paragraph" style:parent-style-name="Standard">
      <style:paragraph-properties fo:margin-top="0in" fo:margin-bottom="0in" loext:contextual-spacing="false"/>
      <style:text-properties fo:font-size="11pt" fo:font-weight="normal" officeooo:rsid="001c9ef5" officeooo:paragraph-rsid="001c9ef5" style:font-size-asian="9.60000038146973pt" style:font-weight-asian="normal" style:font-size-complex="11pt" style:font-weight-complex="normal"/>
    </style:style>
    <style:style style:name="P17" style:family="paragraph" style:parent-style-name="Standard">
      <style:paragraph-properties fo:margin-top="0in" fo:margin-bottom="0in" loext:contextual-spacing="false"/>
      <style:text-properties officeooo:rsid="001fe7e8" officeooo:paragraph-rsid="001fe7e8"/>
    </style:style>
    <style:style style:name="P18" style:family="paragraph" style:parent-style-name="Standard">
      <style:paragraph-properties fo:margin-top="0in" fo:margin-bottom="0in" loext:contextual-spacing="false"/>
      <style:text-properties officeooo:rsid="0022f3b7" officeooo:paragraph-rsid="0022f3b7"/>
    </style:style>
    <style:style style:name="P19" style:family="paragraph" style:parent-style-name="Standard">
      <style:paragraph-properties fo:margin-top="0in" fo:margin-bottom="0in" loext:contextual-spacing="false"/>
      <style:text-properties fo:color="#000000" fo:font-weight="normal" officeooo:rsid="0025042e" officeooo:paragraph-rsid="0025042e" style:font-weight-asian="normal" style:font-weight-complex="normal"/>
    </style:style>
    <style:style style:name="P20" style:family="paragraph" style:parent-style-name="Standard">
      <style:paragraph-properties fo:margin-top="0in" fo:margin-bottom="0in" loext:contextual-spacing="false"/>
      <style:text-properties officeooo:rsid="0026bdde" officeooo:paragraph-rsid="0026bdde"/>
    </style:style>
    <style:style style:name="P21" style:family="paragraph" style:parent-style-name="Standard">
      <style:paragraph-properties fo:margin-top="0in" fo:margin-bottom="0in" loext:contextual-spacing="false"/>
      <style:text-properties officeooo:rsid="00280908" officeooo:paragraph-rsid="00280908"/>
    </style:style>
    <style:style style:name="P22" style:family="paragraph" style:parent-style-name="Title" style:master-page-name="Standard">
      <style:paragraph-properties fo:margin-top="0in" fo:margin-bottom="0in" loext:contextual-spacing="false" fo:text-align="center" style:justify-single-word="false" style:page-number="1"/>
      <style:text-properties officeooo:rsid="00152ae1" officeooo:paragraph-rsid="00152ae1"/>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25" style:family="paragraph" style:parent-style-name="Standard">
      <style:paragraph-properties fo:margin-top="0in" fo:margin-bottom="0in" loext:contextual-spacing="false"/>
      <style:text-properties officeooo:rsid="0025042e" officeooo:paragraph-rsid="0025042e"/>
    </style:style>
    <style:style style:name="P26" style:family="paragraph" style:parent-style-name="Standard">
      <style:paragraph-properties fo:margin-top="0in" fo:margin-bottom="0in" loext:contextual-spacing="false"/>
      <style:text-properties officeooo:rsid="0029df1a" officeooo:paragraph-rsid="0029df1a"/>
    </style:style>
    <style:style style:name="P2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28" style:family="paragraph">
      <loext:graphic-properties draw:fill="solid" draw:fill-color="#a0a0a0"/>
      <style:paragraph-properties fo:text-align="center"/>
    </style:style>
    <style:style style:name="T1" style:family="text">
      <style:text-properties fo:color="#000000" officeooo:rsid="00152ae1" fo:background-color="transparent" loext:char-shading-value="0"/>
    </style:style>
    <style:style style:name="T2" style:family="text">
      <style:text-properties officeooo:rsid="00152ae1"/>
    </style:style>
    <style:style style:name="T3" style:family="text">
      <style:text-properties officeooo:rsid="001896ea"/>
    </style:style>
    <style:style style:name="T4" style:family="text">
      <style:text-properties officeooo:rsid="001e250e"/>
    </style:style>
    <style:style style:name="T5" style:family="text">
      <style:text-properties officeooo:rsid="00212401"/>
    </style:style>
    <style:style style:name="T6" style:family="text">
      <style:text-properties officeooo:rsid="0023b100"/>
    </style:style>
    <style:style style:name="T7" style:family="text">
      <style:text-properties officeooo:rsid="0024fc79"/>
    </style:style>
    <style:style style:name="T8" style:family="text">
      <style:text-properties officeooo:rsid="0025042e"/>
    </style:style>
    <style:style style:name="T9" style:family="text">
      <style:text-properties fo:font-variant="normal" fo:text-transform="none" style:font-name="Arial2" fo:font-size="11.25pt" fo:letter-spacing="normal" fo:font-style="normal"/>
    </style:style>
    <style:style style:name="T10" style:family="text">
      <style:text-properties officeooo:rsid="00250a1a"/>
    </style:style>
    <style:style style:name="T11" style:family="text">
      <style:text-properties officeooo:rsid="0029df1a"/>
    </style:style>
    <style:style style:name="gr1" style:family="graphic">
      <style:graphic-properties draw:stroke="none" svg:stroke-width="0in" draw:fill="solid" draw:fill-color="#a0a0a0" draw:textarea-horizontal-align="center" draw:textarea-vertical-align="top" fo:margin-left="0in" fo:margin-right="0in" fo:margin-top="0in" fo:margin-bottom="0in" style:run-through="foreground" style:wrap="none" style:vertical-pos="top" style:vertical-rel="baseline" style:horizontal-pos="center"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ast Stand Cloud Software Privacy Policy</text:p>
      <text:p text:style-name="P2"><draw:rect text:anchor-type="as-char" style:rel-width="100%" draw:z-index="0" draw:style-name="gr1" draw:text-style-name="P28" svg:width="6.7685in" svg:height="0.0213in"><text:p/></draw:rect></text:p>
      <text:p text:style-name="P1"><text:bookmark text:name="_30j0zll"/>Privacy Policy</text:p>
      <text:p text:style-name="P2"/>
      <text:p text:style-name="P2">Last updated: <text:span text:style-name="T1">(3/17/19)</text:span></text:p>
      <text:p text:style-name="P2"/>
      <text:p text:style-name="P2"><text:span text:style-name="T2">Last Stand Cloud Software </text:span>(“<text:span text:style-name="T2">me</text:span>”, “<text:span text:style-name="T3">I”</text:span> "us", "we", "our", “<text:span text:style-name="T2">Last Stand</text:span>”, “<text:span text:style-name="T2">Last Stand Cloud</text:span>”),<text:span text:style-name="T2"> its operative website and any subdomains of</text:span> <text:span text:style-name="T2">http://laststandcloud.com</text:span> (the "Site", “<text:span text:style-name="T2">website</text:span>”, “<text:span text:style-name="T2">web page</text:span>”, “<text:span text:style-name="T2">web server</text:span>”) <text:span text:style-name="T2">collects personal information from anyone or anything that visits the site. </text:span>This <text:span text:style-name="T2">legal document informs you about any information collected</text:span> from <text:span text:style-name="T2">visitors/users/developers etc. from the site or any interactions with our web server. This document also informs you of how your information is protected and encrypted and the assurances made that your data is not ever sold to a third party, and it only remains with Last Stand Cloud Software and derivatives/partners/parent companies/etc.(any one or any entity with a legal agreement with Last Stand, not merely those who agree to a developer policy or who agree to any of our site’s basic legal agreements) of Last Stand Cloud Software. The only exceptions to us not ever shared with a third party are the explicit conditions listed below.</text:span></text:p>
      <text:p text:style-name="P2"/>
      <text:p text:style-name="P4">By visiting or using any software or site owned or operated by Last Stand Cloud Software, you consent to the terms presented in this policy.</text:p>
      <text:p text:style-name="P2"/>
      <text:p text:style-name="P15">Introduction</text:p>
      <text:p text:style-name="P5"/>
      <text:p text:style-name="P9">Last Stand Cloud Software hopes to give its users a personalized, safe experience where users feel comfortable using our products, and have a level of trust with us to responsibly handle their sensitive, personal information. Our goal as an organization is to provide cloud services <text:span text:style-name="T3">to users that give THEM control of their data, not some giant corporation selling off your most private information to the highest bidder. If Last Stand were to do the same as them, what would even be the point?</text:span></text:p>
      <text:p text:style-name="P9"/>
      <text:p text:style-name="P10">We do need to collect some private information about you to keep your cloud up and running, and to <text:s text:c="2"/>give you a personal experience custom-fit for you, not just a copy-paste generic site some tech giants like to use. We do, however respect your privacy; privacy was one of the core reasons I developed Last Stand Cloud.</text:p>
      <text:p text:style-name="P10"/>
      <text:p text:style-name="P10">Please understand though that everyone makes mistakes, and when we make a mistake, we will try our best to remedy it. We ask that in the event that something seems wrong, at least bring it up to us. Our contact information is at the bottom of this document.</text:p>
      <text:p text:style-name="P2"/>
      <text:p text:style-name="P24">Information Collection And Use</text:p>
      <text:p text:style-name="P24"/>
      <text:p text:style-name="P16">Last Stand makes it our purpose not <text:span text:style-name="T4">to collect any more information than what is absolutely necessary for the operation of our software/website. There may be more information stored to provide a better user experience and even to enhance the security of our site as well.</text:span></text:p>
      <text:p text:style-name="P2"/>
      <text:p text:style-name="P6"/>
      <text:p text:style-name="P6"/>
      <text:p text:style-name="P6"><text:soft-page-break/></text:p>
      <text:p text:style-name="P6">Collection upon account <text:span text:style-name="T4">c</text:span>reation</text:p>
      <text:p text:style-name="P14"/>
      <text:p text:style-name="P17">When you first create an account with Last Stand Cloud Software, <text:span text:style-name="T5">you choose to manually enter some of your personal data, and this is collected and stored by us. This information is including, and not limited to: your first &amp; last name, your email address. There is an option that you may opt out of entering your first and last name, where your specified username is instead used to identify you in all parts of the site. We also log the time and date you create your account as well.</text:span></text:p>
      <text:p text:style-name="P17"/>
      <text:p text:style-name="P18">This information is used to address you, present you the information about your account on certain account panels, as well as to contact you for important updates, responses to requests or issues when you contact us for support. If you would like to set a custom email to be used for our contact with you that is not your account email, that option is available. This will end all of our contact with the email associated with the account.</text:p>
      <text:p text:style-name="P18"/>
      <text:p text:style-name="P7">Collection while using the website/software</text:p>
      <text:p text:style-name="P7"/>
      <text:p text:style-name="P11">Last Stand Cloud’s primary operation relies on a client being able to connect to a remote server, much like larger company’s <text:span text:style-name="T6">cloud service; however, Last Stand Cloud’s server instance is hosted by you/your organization. This means that Last Stand Cloud will be capturing your server’s IP address and storing it in order to route you to your server when you want to connect with it. The server periodically sends it IP address to the web site and it is stored in our databases.</text:span></text:p>
      <text:p text:style-name="P11"/>
      <text:p text:style-name="P12">We store account activity on our website, so whenever you log in, when you change your account details and every time you register a new cloud, it is logged and collected by us.</text:p>
      <text:p text:style-name="P12"/>
      <text:p text:style-name="P12">We also store session and cookie data for user experience purposes for when you leave the site or close your browser, so that you don’t have to keep logging in.</text:p>
      <text:p text:style-name="P12"/>
      <text:p text:style-name="P12">As of now, (though thus may change with any update, we will contact you) we do not store any analytic data nor do we monitor your use time, usage or what pages you visit while on our website. If we ever do collect this data, we will never send it to a third party for advertising purposes nor will we send it to third party analytic analyzers such as Google. Any data that is generated or used in-house stays in-house.</text:p>
      <text:p text:style-name="P12"/>
      <text:p text:style-name="P12"><text:s/>The Last Stand Cloud application/executable/software does NOT collect any data about the files you store, the computer it is installed upon, your usage of the cloud, the clients that sign in, etc. The application does analyze the data being sent to it, but only for the purposes of hashing that data to ensure what the client sends and the server receives is the same data. Neither end of the application(client or server) collect login data, save for the server keeping a current list of accounts allowed to access it. <text:s/>The website also generates a unique id for each server and the client and server ends store this ID to ensure you are connecting to the correct cloud.</text:p>
      <text:p text:style-name="P12"/>
      <text:p text:style-name="P12">On the website, there is an option for you to opt-in to optional data collection about the computer that the cloud is installed upon. If you choose to opt-into this feature, you will be given the ability to remotely check <text:span text:style-name="T8">the free storage of your cloud as well as the current size of the data used by your cloud. The software will merely ask the operating system for this data, and it will NOT analyze your files/directories.</text:span> </text:p>
      <text:p text:style-name="P12"/>
      <text:p text:style-name="P13"><text:soft-page-break/>If at any time you feel the need or desire to see all of the information that Last Stand Cloud Software has stored about you, you can download a JSON file containing all of this data at the settings page.</text:p>
      <text:p text:style-name="P13">Because Last Stand Cloud Software offers upgraded plans that are not free to use, we <text:span text:style-name="T10">must also rely on third-parties to process payment information, (e.g. Stripe, PayPal, Bitcoin etc.). Because of this, we must share payment information with them.</text:span></text:p>
      <text:p text:style-name="P13"/>
      <text:p text:style-name="P19"><text:span text:style-name="T9">This website contains links to other sites. Please be aware that we are not responsible for the content or privacy practices of such other sites. We encourage our users to be aware when they leave our site and to read the privacy statements of any other site that collects personally identifiable information.</text:span> </text:p>
      <text:p text:style-name="P13"/>
      <text:p text:style-name="P8">**IF YOU CHOOSE TO DELETE YOUR ACCOUNT ALL DATA ABOUT YOU AND THE CLOUDS YOU OWN WILL IMMEDIATELY BE DELETED, YOU CANNOT REVERSE THESE CHANGES** </text:p>
      <text:p text:style-name="P2"/>
      <text:p text:style-name="P24">Log Data</text:p>
      <text:p text:style-name="P2"/>
      <text:p text:style-name="P2"><text:span text:style-name="T8">W</text:span>e collect information that your browser sends whenever you visit our Site ("Log Data").</text:p>
      <text:p text:style-name="P2"/>
      <text:p text:style-name="P2">This Log Data may include information such as your computer's Internet Protocol ("IP") address, browser type, browser version, the pages of our Site that you visit, the time and date of your visit, <text:span text:style-name="T7">the operating system you are currently using.</text:span></text:p>
      <text:p text:style-name="P2"/>
      <text:p text:style-name="P25">Your IP address and other Log Data may be stored if you are suspected of theft, fraud, or if you are ever found in violations of the Last Stand Cloud Software EULA or the web site’s Terms and Conditions.</text:p>
      <text:p text:style-name="P2"/>
      <text:p text:style-name="P24">Cookies</text:p>
      <text:p text:style-name="P2"/>
      <text:p text:style-name="P27">A cookie is a small file which asks permission to be placed on your computer's hard drive. Once you agree, the file is added and the cookie helps analyze web traffic or lets you know when you visit a particular site. Cookies allow web applications to respond to you as an individual. The web application can tailor its operations to your needs, likes and dislikes by gathering and remembering information about your preferences.</text:p>
      <text:p text:style-name="P2"/>
      <text:p text:style-name="P20">Our site uses cookies to improve user experience, improve security and prevent script injection or cross-site forgery. We do not use cookies to analyze what you do with our site for how long. These cookies are merely used for session information and for security token exchanges and authentication persistence.</text:p>
      <text:p text:style-name="P20"/>
      <text:p text:style-name="P20">You may choose to reject all of these cookies, but this will make the website less friendly and may even make it unusable. </text:p>
      <text:p text:style-name="P2"/>
      <text:p text:style-name="P24">Security</text:p>
      <text:p text:style-name="P2"/>
      <text:p text:style-name="P20">Last Stand Cloud Software takes security as the number one priority when handling any of your data. Please note that no security system is impenetrable and we are not trying to claim our security is perfect; you should also expect this security to not be perfect as well.</text:p>
      <text:p text:style-name="P20"/>
      <text:p text:style-name="P20"/>
      <text:p text:style-name="P21"><text:soft-page-break/>The Site will only communicate with your browser using the secure “HTTPS” protocol, noted by the lock icon in your browser’s address bar. This security is ensured by Let’s Encrypt. Also, your passwords and other account information is stored in our databases as a SHA-256 hash, never in plain text. </text:p>
      <text:p text:style-name="P21"/>
      <text:p text:style-name="P21">The only information that is publicly accessible from our website by outside developers is IP address information of your servers (authentication to access the server is done by that server, not by us), and other information such as user names. Other, more sensitive information is only accessible by administrators and may only be accessed for specific, business-related purposes or upon your request.</text:p>
      <text:p text:style-name="P21"/>
      <text:p text:style-name="P21"/>
      <text:p text:style-name="P2"/>
      <text:p text:style-name="P24">Changes To This Privacy Policy</text:p>
      <text:p text:style-name="P2"/>
      <text:p text:style-name="P2">This Privacy Policy is effective as of <text:span text:style-name="T11">the date above </text:span>and will remain in effect <text:span text:style-name="T11">until it is updated by us some time in the future.</text:span></text:p>
      <text:p text:style-name="P2"/>
      <text:p text:style-name="P2">We reserve the right to update or change our Privacy Policy at any time and you should check this Privacy Policy periodically. Your continued use of the <text:span text:style-name="T11">Last Stand Cloud Software’s products </text:span>after we post any modifications to the Privacy Policy on this page will constitute your acknowledgment of the modifications and your consent to abide and be bound by the modified Privacy Policy.</text:p>
      <text:p text:style-name="P2"/>
      <text:p text:style-name="P2">If we make any material changes to this Privacy Policy, we will notify you either through the email address you have provided us, or by placing a prominent notice on our website. <text:span text:style-name="T11">We do however reserve the right to update the policy at any time without any notice and it’s terms will immediately be in effect, the burden is on you to ensure you keep up to date with changes to this document.</text:span></text:p>
      <text:p text:style-name="P2"/>
      <text:p text:style-name="P24">Contact Us</text:p>
      <text:p text:style-name="P2"/>
      <text:p text:style-name="P2">If you have any questions about this Privacy Policy, please contact us. <text:span text:style-name="T11">You may reach us at:</text:span></text:p>
      <text:p text:style-name="P2"/>
      <text:p text:style-name="P26">Last Stand Cloud</text:p>
      <text:p text:style-name="P26"><text:a xlink:type="simple" xlink:href="mailto:laststandcloud@protonmail.com" text:style-name="Internet_20_link" text:visited-style-name="Visited_20_Internet_20_Link">laststandcloud@protonmail.com</text:a></text:p>
      <text:p text:style-name="P26"/>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Helvetica, sans-serif"/>
    <style:font-face style:name="Arial4"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in" fo:margin-right="0in" fo:margin-top="0.278in" fo:margin-bottom="0.0835in" loext:contextual-spacing="false" fo:line-height="115%"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3" style:font-family-asian="Arial"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left="0in" fo:margin-right="0in" fo:margin-top="0.25in" fo:margin-bottom="0.0835in" loext:contextual-spacing="false" fo:line-height="115%"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3" style:font-family-asian="Arial"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left="0in" fo:margin-right="0in" fo:margin-top="0.222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3" style:font-family-asian="Arial" style:font-family-generic-asian="system" style:font-pitch-asian="variable" style:font-size-asian="14pt" style:font-style-asian="normal" style:font-weight-asian="normal"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normal"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3" style:font-family-asian="Arial" style:font-family-generic-asian="system" style:font-pitch-asian="variable" style:font-size-asian="11pt" style:font-style-asian="italic" style:font-weight-asian="normal" style:font-name-complex="Arial3" style:font-family-complex="Arial" style:font-family-generic-complex="system" style:font-pitch-complex="variable" style:font-size-complex="11pt"/>
    </style:style>
    <style:style style:name="Title" style:family="paragraph" style:parent-style-name="normal" style:next-style-name="normal"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3" style:font-family-asian="Arial" style:font-family-generic-asian="system" style:font-pitch-asian="variable" style:font-size-asian="26pt" style:font-style-asian="normal" style:font-weight-asian="normal" style:font-name-complex="Arial3" style:font-family-complex="Arial" style:font-family-generic-complex="system" style:font-pitch-complex="variable" style:font-size-complex="26pt"/>
    </style:style>
    <style:style style:name="Subtitle" style:family="paragraph" style:parent-style-name="normal" style:next-style-name="normal" style:default-outline-level="" style:class="chapter">
      <style:paragraph-properties fo:margin-left="0in" fo:margin-right="0in" fo:margin-top="0in" fo:margin-bottom="0.222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3" style:font-family-asian="Arial" style:font-family-generic-asian="system" style:font-pitch-asian="variable" style:font-size-asian="15pt" style:font-style-asian="normal" style:font-weight-asian="normal" style:font-name-complex="Arial3"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ffffff" style:text-underline-style="solid" style:text-underline-width="auto" style:text-underline-color="font-color"/>
    </style:style>
    <style:style style:name="ListLabel_20_3" style:display-name="ListLabel 3" style:family="text">
      <style:text-properties fo:color="#999999" fo:font-size="9pt" style:text-underline-style="solid" style:text-underline-width="auto" style:text-underline-color="font-color" style:font-size-asian="9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75in" fo:margin-left="0.75in" fo:margin-right="0.75in" fo:background-color="#ffffff" style:writing-mode="lr-tb" style:layout-grid-color="#c0c0c0" style:layout-grid-lines="2589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7T02:11:33.284000000</dc:date>
    <meta:editing-duration>PT58M26S</meta:editing-duration>
    <meta:editing-cycles>8</meta:editing-cycles>
    <meta:generator>LibreOffice/6.1.4.2$Windows_X86_64 LibreOffice_project/9d0f32d1f0b509096fd65e0d4bec26ddd1938fd3</meta:generator>
    <meta:document-statistic meta:table-count="0" meta:image-count="0" meta:object-count="0" meta:page-count="4" meta:paragraph-count="46" meta:word-count="1779" meta:character-count="10302" meta:non-whitespace-character-count="8559"/>
  </office:meta>
</office:document-meta>
</file>